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56cm" svg:height="6.419cm" svg:x="6.812cm" svg:y="11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812cm" svg:y1="15.932cm" svg:x2="10.968cm" svg:y2="15.932cm">
          <text:p/>
        </draw:line>
        <draw:line draw:style-name="gr2" draw:text-style-name="P1" draw:layer="layout" svg:x1="8.821cm" svg:y1="11.776cm" svg:x2="8.821cm" svg:y2="15.909cm">
          <text:p/>
        </draw:line>
        <draw:custom-shape draw:style-name="gr3" draw:text-style-name="P1" draw:layer="layout" svg:width="0.208cm" svg:height="0.208cm" svg:x="8.381cm" svg:y="14.8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08cm" svg:height="0.208cm" svg:x="9.005cm" svg:y="14.8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28T16:53:00</meta:creation-date>
    <dc:date>2013-05-28T16:56:09</dc:date>
    <dc:creator>Lauren Scott</dc:creator>
    <meta:editing-duration>PT3M9S</meta:editing-duration>
    <meta:editing-cycles>1</meta:editing-cycles>
    <meta:document-statistic meta:object-count="5"/>
    <meta:generator>OpenOffice.org/3.3$Unix OpenOffice.org_project/330m20$Build-9567</meta:generator>
  </office:meta>
</office:document-meta>
</file>